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399" officeooo:paragraph-rsid="00145399"/>
    </style:style>
    <style:style style:name="P2" style:family="paragraph" style:parent-style-name="Standard">
      <style:text-properties fo:font-weight="bold" officeooo:rsid="00145399" officeooo:paragraph-rsid="0014539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6 large green peppers</text:p>
      <text:p text:style-name="P1">1 lb beef, Ground</text:p>
      <text:p text:style-name="P1">1⁄2 cup onion, Chopped</text:p>
      <text:p text:style-name="P1">1 (16 ounce) can tomatoes, diced</text:p>
      <text:p text:style-name="P1">1⁄2 cup long grain rice, any avalable rice is fine it may afect cooking time though</text:p>
      <text:p text:style-name="P1">1 cup water</text:p>
      <text:p text:style-name="P1">1 teaspoon salt</text:p>
      <text:p text:style-name="P1">1 teaspoon Worcestershire sauce</text:p>
      <text:p text:style-name="P1">1 cup cheddar cheese, Shredded (about 4 ounces)</text:p>
      <text:p text:style-name="P1"/>
      <text:p text:style-name="P2">Directions</text:p>
      <text:p text:style-name="P1">Cut off the tops of green peppers; discard seeds and membranes.</text:p>
      <text:p text:style-name="P1">Chop enough of the tops to make 1/4 cup, set aside.</text:p>
      <text:p text:style-name="P1">Cook the whole green peppers, uncovered in boiling water for about 5 minutes; invert to drain well.</text:p>
      <text:p text:style-name="P1">Sprinkle insides of the peppers lightly with salt.</text:p>
      <text:p text:style-name="P1">In a skillet cook ground beef, onion and 1/4 cup chopped pepper till meat is browned and vegetables are tender.</text:p>
      <text:p text:style-name="P1">Drain off excess fat. Add drained tomatoes, salt, Worcestershire, and a dash of pepper.</text:p>
      <text:p text:style-name="P1">in a separate pot put water bring to boil add rice cook until rice is soft. if needed add more water.</text:p>
      <text:p text:style-name="P1">add rice to beef mixture.</text:p>
      <text:p text:style-name="P1">Stir in cheese. Stuff peppers with meat mixture. Place in a 10x6x2 baking dish.</text:p>
      <text:p text:style-name="P1">Bake, covered in a 350 degree oven for 30 minutes. in the last 5 minutes add any remaining cheese to the top of the pep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5:15:40.359199253</meta:creation-date>
    <dc:date>2017-05-21T15:16:29.364553996</dc:date>
    <meta:editing-duration>PT49S</meta:editing-duration>
    <meta:editing-cycles>1</meta:editing-cycles>
    <meta:document-statistic meta:table-count="0" meta:image-count="0" meta:object-count="0" meta:page-count="1" meta:paragraph-count="20" meta:word-count="199" meta:character-count="1079" meta:non-whitespace-character-count="900"/>
    <meta:generator>LibreOffice/5.3.1.2$Linux_X86_64 LibreOffice_project/30m0$Build-2</meta:generator>
  </office:meta>
</office:document-meta>
</file>